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-0.847cm" style:auto-text-indent="false"/>
    </style:style>
    <style:style style:name="P2" style:family="paragraph" style:parent-style-name="Standard">
      <style:paragraph-properties fo:margin-left="0cm" fo:margin-right="0cm" fo:orphans="2" fo:widows="2" fo:text-indent="-0.847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186b9" officeooo:paragraph-rsid="000186b9"/>
    </style:style>
    <style:style style:name="P3" style:family="paragraph" style:parent-style-name="Standard">
      <style:paragraph-properties fo:margin-left="0cm" fo:margin-right="0cm" fo:orphans="2" fo:widows="2" fo:text-indent="-0.847cm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phie :</text:p>
      <text:p text:style-name="P2"/>
      <text:p text:style-name="P1"><text:span text:style-name="T1">Abang, M. M., Asiedu, R., Hoffmann, P., Wolf, G. A., Mignouna, H. D., &amp; Winter, S. (2006). Pathogenic and genetic variability among Colletotrichum gloeosporioides isolates from different yam hosts in the agroecological zones in Nigeria. </text:span><text:span text:style-name="T2">Journal of Phytopathology</text:span><text:span text:style-name="T1">, </text:span><text:span text:style-name="T2">154</text:span><text:span text:style-name="T1">(1), 51‑61. </text:span><text:a xlink:type="simple" xlink:href="https://doi.org/10.1111/j.1439-0434.2005.01060.x" text:style-name="Internet_20_link" text:visited-style-name="Visited_20_Internet_20_Link">https://doi.org/10.1111/j.1439-0434.2005.01060.x</text:a></text:p>
      <text:p text:style-name="P1"/>
      <text:p text:style-name="P1"><text:span text:style-name="T1">Cannon, P. F., Damm, U., Johnston, P. R., &amp; Weir, B. S. (2012). Colletotrichum – current status and future directions. </text:span><text:span text:style-name="T2">Studies in Mycology</text:span><text:span text:style-name="T1">, </text:span><text:span text:style-name="T2">73</text:span><text:span text:style-name="T1">(1), 181‑213. </text:span><text:a xlink:type="simple" xlink:href="https://doi.org/10.3114/sim0014" text:style-name="Internet_20_link" text:visited-style-name="Visited_20_Internet_20_Link">https://doi.org/10.3114/sim0014</text:a></text:p>
      <text:p text:style-name="P1"/>
      <text:p text:style-name="P1"><text:span text:style-name="T1">Frontiers | Evaluation of Different PCR-Based Assays and LAMP Method for Rapid Detection of Phytophthora infestans by Targeting the Ypt1 Gene | Microbiology. (s. d.). Consulté 21 janvier 2019, à l’adresse </text:span><text:a xlink:type="simple" xlink:href="https://www.frontiersin.org/articles/10.3389/fmicb.2017.01920/full" text:style-name="Internet_20_link" text:visited-style-name="Visited_20_Internet_20_Link">https://www.frontiersin.org/articles/10.3389/fmicb.2017.01920/full</text:a></text:p>
      <text:p text:style-name="P1"/>
      <text:p text:style-name="P1"><text:span text:style-name="T1">He, P., Wang, Y., Wang, X., Zhang, X., &amp; Tian, C. (2017). The Mitogen-Activated Protein Kinase CgMK1 Governs Appressorium Formation, Melanin Synthesis, and Plant Infection of Colletotrichum gloeosporioides. </text:span><text:span text:style-name="T2">Frontiers in Microbiology</text:span><text:span text:style-name="T1">, </text:span><text:span text:style-name="T2">8</text:span><text:span text:style-name="T1">. </text:span><text:a xlink:type="simple" xlink:href="https://doi.org/10.3389/fmicb.2017.02216" text:style-name="Internet_20_link" text:visited-style-name="Visited_20_Internet_20_Link">https://doi.org/10.3389/fmicb.2017.02216</text:a></text:p>
      <text:p text:style-name="P1"/>
      <text:p text:style-name="P1"><text:span text:style-name="T1">Khan, M., Wang, R., Li, B., Liu, P., Weng, Q., &amp; Chen, Q. (2018). Comparative Evaluation of the LAMP Assay and PCR-Based Assays for the Rapid Detection of Alternaria solani. </text:span><text:span text:style-name="T2">Frontiers in Microbiology</text:span><text:span text:style-name="T1">, </text:span><text:span text:style-name="T2">9</text:span><text:span text:style-name="T1">. </text:span><text:a xlink:type="simple" xlink:href="https://doi.org/10.3389/fmicb.2018.02089" text:style-name="Internet_20_link" text:visited-style-name="Visited_20_Internet_20_Link">https://doi.org/10.3389/fmicb.2018.02089</text:a></text:p>
      <text:p text:style-name="P1"/>
      <text:p text:style-name="P1"><text:span text:style-name="T1">Penet, L., Guyader, S., Pétro, D., Salles, M., &amp; Bussière, F. (2014). Direct Splash Dispersal Prevails over Indirect and Subsequent Spread during Rains in Colletotrichum gloeosporioides Infecting Yams. </text:span><text:span text:style-name="T2">PLOS ONE</text:span><text:span text:style-name="T1">, </text:span><text:span text:style-name="T2">9</text:span><text:span text:style-name="T1">(12), e115757. </text:span><text:a xlink:type="simple" xlink:href="https://doi.org/10.1371/journal.pone.0115757" text:style-name="Internet_20_link" text:visited-style-name="Visited_20_Internet_20_Link">https://doi.org/10.1371/journal.pone.0115757</text:a></text:p>
      <text:p text:style-name="P1"/>
      <text:p text:style-name="P1"><text:span text:style-name="T1">Sharma, G. (2016). Colletotrichum systematics: Past, present and prospects. </text:span><text:span text:style-name="T2">Mycosphere</text:span><text:span text:style-name="T1">, </text:span><text:span text:style-name="T2">7</text:span><text:span text:style-name="T1">(8), 1093‑1102. </text:span><text:a xlink:type="simple" xlink:href="https://doi.org/10.5943/mycosphere/si/2c/2" text:style-name="Internet_20_link" text:visited-style-name="Visited_20_Internet_20_Link">https://doi.org/10.5943/mycosphere/si/2c/2</text:a></text:p>
      <text:p text:style-name="P1"/>
      <text:p text:style-name="P1"><text:span text:style-name="T1">Silva, D. N., Talhinhas, P., Várzea, V., Cai, L., Paulo, O. S., &amp; Batista, D. (2012). Application of the Apn2/MAT locus to improve the systematics of the Colletotrichum gloeosporioides complex: an example from coffee (Coffea spp.) hosts. </text:span><text:span text:style-name="T2">Mycologia</text:span><text:span text:style-name="T1">, </text:span><text:span text:style-name="T2">104</text:span><text:span text:style-name="T1">(2), 396‑409. </text:span><text:a xlink:type="simple" xlink:href="https://doi.org/10.3852/11-145" text:style-name="Internet_20_link" text:visited-style-name="Visited_20_Internet_20_Link">https://doi.org/10.3852/11-145</text:a></text:p>
      <text:p text:style-name="P1"/>
      <text:p text:style-name="P1"><text:span text:style-name="T1">Tao, G., &amp; Cai, L. (2013). Molecular diagnosis of Colletotrichum kahawae by loop-mediated isothermal amplification (LAMP). </text:span><text:span text:style-name="T2">Journal of Plant Pathology</text:span><text:span text:style-name="T1">, </text:span><text:span text:style-name="T2">95</text:span><text:span text:style-name="T1">(3), 519‑524. </text:span><text:a xlink:type="simple" xlink:href="https://doi.org/10.4454/JPP.V95I3.002" text:style-name="Internet_20_link" text:visited-style-name="Visited_20_Internet_20_Link">https://doi.org/10.4454/JPP.V95I3.002</text:a></text:p>
      <text:p text:style-name="P1"/>
      <text:p text:style-name="P1"><text:soft-page-break/><text:span text:style-name="T1">Tomlinson, J. A., Ostoja-Starzewska, S., Webb, K., Cole, J., Barnes, A., Dickinson, M., &amp; Boonham, N. (2013). A loop-mediated isothermal amplification-based method for confirmation of Guignardia citricarpa in citrus black spot lesions. </text:span><text:span text:style-name="T2">European Journal of Plant Pathology</text:span><text:span text:style-name="T1">, </text:span><text:span text:style-name="T2">136</text:span><text:span text:style-name="T1">(2), 217‑224. </text:span><text:a xlink:type="simple" xlink:href="https://doi.org/10.1007/s10658-013-0168-9" text:style-name="Internet_20_link" text:visited-style-name="Visited_20_Internet_20_Link">https://doi.org/10.1007/s10658-013-0168-9</text:a></text:p>
      <text:p text:style-name="P1"/>
      <text:p text:style-name="P1"><text:span text:style-name="T1">Weir, B. S., Johnston, P. R., &amp; Damm, U. (2012). The Colletotrichum gloeosporioides species complex. </text:span><text:span text:style-name="T2">Studies in Mycology</text:span><text:span text:style-name="T1">, </text:span><text:span text:style-name="T2">73</text:span><text:span text:style-name="T1">(1), 115‑180. </text:span><text:a xlink:type="simple" xlink:href="https://doi.org/10.3114/sim0011" text:style-name="Internet_20_link" text:visited-style-name="Visited_20_Internet_20_Link">https://doi.org/10.3114/sim0011</text:a></text:p>
      <text:p text:style-name="P1"/>
      <text:p text:style-name="P1"><text:span text:style-name="T1">Yao, X., Li, P., Xu, J., Zhang, M., Ren, R., Liu, G., &amp; Yang, X. (2016). Rapid and Sensitive Detection of Didymella bryoniae by Visual Loop-Mediated Isothermal Amplification Assay. </text:span><text:span text:style-name="T2">Frontiers in Microbiology</text:span><text:span text:style-name="T1">, </text:span><text:span text:style-name="T2">7</text:span><text:span text:style-name="T1">. </text:span><text:a xlink:type="simple" xlink:href="https://doi.org/10.3389/fmicb.2016.01372" text:style-name="Internet_20_link" text:visited-style-name="Visited_20_Internet_20_Link">https://doi.org/10.3389/fmicb.2016.01372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6:53.693742074</meta:creation-date>
    <dc:date>2019-01-22T11:51:32.443172456</dc:date>
    <meta:editing-duration>PT1M21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13" meta:word-count="373" meta:character-count="2991" meta:non-whitespace-character-count="2630"/>
  </office:meta>
</office:document-meta>
</file>